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MBX12" svg:font-family="CMBX12"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name-asian="Times New Roman" style:font-size-asian="12pt" style:font-size-complex="12pt"/>
    </style:style>
    <style:style style:name="P2" style:family="paragraph" style:parent-style-name="Standard">
      <style:paragraph-properties fo:text-align="start" style:justify-single-word="false"/>
      <style:text-properties style:font-name="Times New Roman" fo:font-size="12pt" officeooo:paragraph-rsid="00037554" style:font-name-asian="Times New Roman" style:font-size-asian="12pt" style:font-size-complex="12pt"/>
    </style:style>
    <style:style style:name="P3" style:family="paragraph" style:parent-style-name="Standard">
      <style:paragraph-properties fo:text-align="start" style:justify-single-word="false"/>
      <style:text-properties fo:color="#b22222" style:font-name="Times New Roman" fo:font-size="12pt" style:text-underline-style="solid" style:text-underline-width="auto" style:text-underline-color="font-color" fo:font-weight="bold" officeooo:rsid="00037554" officeooo:paragraph-rsid="00037554" fo:background-color="transparent" style:font-name-asian="Times New Roman" style:font-size-asian="12pt" style:font-weight-asian="bold" style:font-size-complex="12pt" style:font-weight-complex="bold"/>
    </style:style>
    <style:style style:name="P4" style:family="paragraph" style:parent-style-name="Standard">
      <style:paragraph-properties fo:text-align="start" style:justify-single-word="false"/>
      <style:text-properties fo:color="#b22222" style:font-name="Times New Roman" fo:font-size="12pt" style:text-underline-style="solid" style:text-underline-width="auto" style:text-underline-color="font-color" fo:font-weight="bold" officeooo:paragraph-rsid="00037554" style:font-name-asian="Times New Roman"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b22222" style:font-name="Times New Roman" fo:font-size="12pt" style:text-underline-style="solid" style:text-underline-width="auto" style:text-underline-color="font-color" fo:font-weight="bold" officeooo:rsid="0004bb45" officeooo:paragraph-rsid="00037554" style:font-name-asian="Times New Roman"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b22222" style:font-name="Times New Roman" fo:font-size="12pt" fo:background-color="transparent" style:font-name-asian="Times New Roman" style:font-size-asian="12pt" style:font-size-complex="12pt"/>
    </style:style>
    <style:style style:name="P7" style:family="paragraph" style:parent-style-name="Standard">
      <style:paragraph-properties fo:text-align="start" style:justify-single-word="false"/>
      <style:text-properties fo:color="#b22222" style:font-name="Times New Roman" fo:font-size="12pt" officeooo:paragraph-rsid="00037554" fo:background-color="transparent" style:font-name-asian="Times New Roman" style:font-size-asian="12pt" style:font-size-complex="12pt"/>
    </style:style>
    <style:style style:name="P8" style:family="paragraph" style:parent-style-name="Standard">
      <style:paragraph-properties fo:text-align="start" style:justify-single-word="false"/>
      <style:text-properties fo:color="#b22222" style:font-name="Times New Roman" fo:font-size="12pt" style:font-size-asian="12pt" style:font-size-complex="12pt"/>
    </style:style>
    <style:style style:name="P9" style:family="paragraph" style:parent-style-name="Standard">
      <style:paragraph-properties fo:text-align="start" style:justify-single-word="false"/>
      <style:text-properties fo:color="#b22222" style:font-name="Times New Roman" fo:font-size="12pt" officeooo:paragraph-rsid="0004bb45" style:font-size-asian="12pt" style:font-size-complex="12pt"/>
    </style:style>
    <style:style style:name="P10" style:family="paragraph" style:parent-style-name="Standard">
      <style:paragraph-properties fo:text-align="start" style:justify-single-word="false"/>
      <style:text-properties fo:color="#0000cd" style:font-name="Times New Roman" fo:font-size="12pt" officeooo:rsid="0002a1d8" officeooo:paragraph-rsid="0002a1d8" style:font-name-asian="Times New Roman" style:font-size-asian="12pt" style:font-size-complex="12pt"/>
    </style:style>
    <style:style style:name="P11" style:family="paragraph" style:parent-style-name="Standard">
      <style:paragraph-properties fo:text-align="start" style:justify-single-word="false"/>
      <style:text-properties fo:color="#0000cd" style:font-name="Times New Roman" fo:font-size="12pt" style:font-name-asian="Times New Roman" style:font-size-asian="12pt" style:font-size-complex="12pt"/>
    </style:style>
    <style:style style:name="P12" style:family="paragraph" style:parent-style-name="Standard">
      <style:paragraph-properties fo:text-align="start" style:justify-single-word="false"/>
      <style:text-properties fo:color="#0000cd" style:font-name="Times New Roman" fo:font-size="12pt" officeooo:paragraph-rsid="0004bb45" style:font-name-asian="Times New Roman" style:font-size-asian="12pt" style:font-size-complex="12pt"/>
    </style:style>
    <style:style style:name="P13" style:family="paragraph" style:parent-style-name="Standard">
      <style:paragraph-properties fo:text-align="start" style:justify-single-word="false"/>
      <style:text-properties fo:color="#0000cd" style:font-name="Times New Roman" fo:font-size="12pt" officeooo:paragraph-rsid="00037554" style:font-name-asian="Times New Roman" style:font-size-asian="12pt" style:font-size-complex="12pt"/>
    </style:style>
    <style:style style:name="P14" style:family="paragraph" style:parent-style-name="Standard">
      <style:paragraph-properties fo:text-align="start" style:justify-single-word="false"/>
      <style:text-properties fo:color="#0000cd" style:font-name="Times New Roman" fo:font-size="12pt" officeooo:rsid="00037554" style:font-name-asian="Times New Roman" style:font-size-asian="12pt" style:font-size-complex="12pt"/>
    </style:style>
    <style:style style:name="P15" style:family="paragraph" style:parent-style-name="Standard">
      <style:paragraph-properties fo:text-align="start" style:justify-single-word="false"/>
      <style:text-properties fo:color="#0000cd" style:font-name="Times New Roman" fo:font-size="12pt" style:text-underline-style="solid" style:text-underline-width="auto" style:text-underline-color="font-color" fo:font-weight="bold" style:font-name-asian="Times New Roman"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cd" style:font-name="Times New Roman" fo:font-size="12pt" style:text-underline-style="none" fo:font-weight="normal" style:font-name-asian="Times New Roman"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cd" style:font-name="Times New Roman" fo:font-size="12pt" fo:font-style="italic" officeooo:rsid="00037554" officeooo:paragraph-rsid="00037554" style:font-name-asian="Times New Roman" style:font-size-asian="12pt" style:font-style-asian="italic" style:font-size-complex="12pt" style:font-style-complex="italic"/>
    </style:style>
    <style:style style:name="P18" style:family="paragraph" style:parent-style-name="Standard">
      <style:paragraph-properties fo:text-align="start" style:justify-single-word="false"/>
      <style:text-properties fo:color="#0000cd" officeooo:paragraph-rsid="00037554"/>
    </style:style>
    <style:style style:name="P19" style:family="paragraph" style:parent-style-name="Standard">
      <style:paragraph-properties fo:text-align="start" style:justify-single-word="false"/>
      <style:text-properties fo:color="#006400" style:font-name="Times New Roman" fo:font-size="12pt" style:text-underline-style="solid" style:text-underline-width="auto" style:text-underline-color="font-color" fo:font-weight="bold" style:font-name-asian="Times New Roman"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6400" style:font-name="Times New Roman" fo:font-size="12pt" style:text-underline-style="none" fo:font-weight="normal" officeooo:rsid="00037554" officeooo:paragraph-rsid="00037554" style:font-name-asian="Times New Roman"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6400" style:font-name="Times New Roman" fo:font-size="12pt" style:font-name-asian="Times New Roman" style:font-size-asian="12pt" style:font-size-complex="12pt"/>
    </style:style>
    <style:style style:name="P22" style:family="paragraph" style:parent-style-name="Standard">
      <style:paragraph-properties fo:text-align="start" style:justify-single-word="false"/>
      <style:text-properties fo:color="#006400" style:font-name="Times New Roman" fo:font-size="12pt" officeooo:paragraph-rsid="00037554" style:font-name-asian="Times New Roman" style:font-size-asian="12pt" style:font-size-complex="12pt"/>
    </style:style>
    <style:style style:name="P23" style:family="paragraph" style:parent-style-name="Standard">
      <style:paragraph-properties fo:text-align="start" style:justify-single-word="false"/>
      <style:text-properties fo:color="#006400" style:font-name="Times New Roman" fo:font-size="12pt" fo:font-style="italic" officeooo:rsid="00037554" officeooo:paragraph-rsid="00037554" style:font-name-asian="Times New Roman" style:font-size-asian="12pt" style:font-style-asian="italic" style:font-size-complex="12pt" style:font-style-complex="italic"/>
    </style:style>
    <style:style style:name="P24" style:family="paragraph" style:parent-style-name="Standard">
      <style:paragraph-properties fo:text-align="start" style:justify-single-word="false"/>
      <style:text-properties fo:color="#000000" style:font-name="Times New Roman" fo:font-size="12pt" fo:font-weight="normal" officeooo:rsid="00037554" officeooo:paragraph-rsid="00037554" style:font-name-asian="Times New Roman" style:font-size-asian="12pt" style:font-weight-asian="normal" style:font-size-complex="12pt" style:font-weight-complex="normal"/>
    </style:style>
    <style:style style:name="P25" style:family="paragraph" style:parent-style-name="Standard">
      <style:paragraph-properties fo:margin-left="0cm" fo:margin-right="0cm" fo:orphans="2" fo:widows="2" fo:text-indent="0cm" style:auto-text-indent="false"/>
      <style:text-properties fo:color="#0000cd" fo:font-weight="bold" officeooo:rsid="0002a1d8" officeooo:paragraph-rsid="0002a1d8" style:font-weight-asian="bold" style:font-weight-complex="bold"/>
    </style:style>
    <style:style style:name="P26" style:family="paragraph" style:parent-style-name="Standard">
      <style:paragraph-properties fo:margin-left="0cm" fo:margin-right="0cm" fo:orphans="2" fo:widows="2" fo:text-indent="0cm" style:auto-text-indent="false"/>
      <style:text-properties fo:color="#0000cd" style:font-name="CMBX12" fo:font-size="14.5pt" fo:font-weight="normal" officeooo:rsid="0002a1d8" officeooo:paragraph-rsid="0002a1d8" style:font-size-asian="14.5pt" style:font-weight-asian="normal" style:font-weight-complex="normal"/>
    </style:style>
    <style:style style:name="P27" style:family="paragraph" style:parent-style-name="Text_20_body">
      <style:paragraph-properties fo:margin-left="0cm" fo:margin-right="0cm" fo:orphans="2" fo:widows="2" fo:text-indent="0cm" style:auto-text-indent="false"/>
      <style:text-properties fo:color="#006400"/>
    </style:style>
    <style:style style:name="P28" style:family="paragraph" style:parent-style-name="Text_20_body">
      <style:paragraph-properties fo:margin-left="0cm" fo:margin-right="0cm" fo:orphans="2" fo:widows="2" fo:text-indent="0cm" style:auto-text-indent="false"/>
      <style:text-properties fo:color="#006400" style:text-underline-style="solid" style:text-underline-width="auto" style:text-underline-color="font-color" fo:font-weight="bold" officeooo:rsid="0002a1d8" officeooo:paragraph-rsid="0002a1d8" style:font-weight-asian="bold" style:font-weight-complex="bold"/>
    </style:style>
    <style:style style:name="P29" style:family="paragraph" style:parent-style-name="Text_20_body">
      <style:paragraph-properties fo:padding="0.049cm" fo:border="0.06pt solid #d9d9e3"/>
      <style:text-properties fo:color="#006400"/>
    </style:style>
    <style:style style:name="P30" style:family="paragraph" style:parent-style-name="Text_20_body">
      <style:paragraph-properties fo:padding="0.049cm" fo:border="0.06pt solid #d9d9e3"/>
      <style:text-properties fo:color="#006400" officeooo:paragraph-rsid="0004bb45"/>
    </style:style>
    <style:style style:name="P31" style:family="paragraph" style:parent-style-name="Text_20_body">
      <style:paragraph-properties fo:padding="0.049cm" fo:border="0.06pt solid #d9d9e3"/>
      <style:text-properties fo:color="#b22222"/>
    </style:style>
    <style:style style:name="P32" style:family="paragraph" style:parent-style-name="Text_20_body">
      <style:paragraph-properties fo:padding="0.049cm" fo:border="0.06pt solid #d9d9e3"/>
      <style:text-properties fo:color="#b22222" style:text-underline-style="solid" style:text-underline-width="auto" style:text-underline-color="font-color" fo:font-weight="bold" officeooo:rsid="0002a1d8" officeooo:paragraph-rsid="0002a1d8" style:font-weight-asian="bold" style:font-weight-complex="bold"/>
    </style:style>
    <style:style style:name="P33" style:family="paragraph" style:parent-style-name="Standard">
      <style:paragraph-properties fo:text-align="start" style:justify-single-word="false"/>
      <style:text-properties fo:color="#b22222" style:font-name="Times New Roman" fo:font-size="12pt" fo:font-style="italic" style:text-underline-style="none" fo:font-weight="normal" officeooo:rsid="0008c5c8" officeooo:paragraph-rsid="0008c5c8" fo:background-color="#ffff00" style:font-name-asian="Times New Roman"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fo:color="#b22222" style:font-name="Times New Roman" fo:font-size="12pt" fo:font-style="normal" fo:font-weight="normal" officeooo:rsid="0008c5c8" officeooo:paragraph-rsid="0008c5c8" fo:background-color="transparent" style:font-name-asian="Times New Roman"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b22222" style:font-name="Times New Roman" fo:font-size="12pt" officeooo:paragraph-rsid="00037554" fo:background-color="transparent" style:font-name-asian="Times New Roman" style:font-size-asian="12pt" style:font-size-complex="12pt"/>
    </style:style>
    <style:style style:name="P36" style:family="paragraph" style:parent-style-name="Standard">
      <style:paragraph-properties fo:text-align="start" style:justify-single-word="false"/>
      <style:text-properties fo:color="#b22222" style:font-name="Times New Roman" fo:font-size="12pt" style:text-underline-style="solid" style:text-underline-width="auto" style:text-underline-color="font-color" fo:font-weight="bold" officeooo:rsid="0004bb45" officeooo:paragraph-rsid="00037554" style:font-name-asian="Times New Roman" style:font-size-asian="12pt" style:font-weight-asian="bold" style:font-size-complex="12pt" style:font-weight-complex="bold"/>
    </style:style>
    <style:style style:name="P37" style:family="paragraph" style:parent-style-name="Standard">
      <style:paragraph-properties fo:margin-left="0cm" fo:margin-right="0cm" fo:orphans="2" fo:widows="2" fo:text-indent="0cm" style:auto-text-indent="false"/>
      <style:text-properties fo:color="#0000cd" fo:font-weight="bold" officeooo:rsid="0002a1d8" officeooo:paragraph-rsid="0002a1d8" style:font-weight-asian="bold" style:font-weight-complex="bold"/>
    </style:style>
    <style:style style:name="P38" style:family="paragraph" style:parent-style-name="Text_20_body" style:list-style-name="L1">
      <style:paragraph-properties fo:margin-top="0cm" fo:margin-bottom="0cm" loext:contextual-spacing="false" fo:padding="0.049cm" fo:border="0.06pt solid #d9d9e3"/>
      <style:text-properties fo:color="#b22222"/>
    </style:style>
    <style:style style:name="P39" style:family="paragraph" style:parent-style-name="Text_20_body" style:list-style-name="L1">
      <style:paragraph-properties fo:padding="0.049cm" fo:border="0.06pt solid #d9d9e3"/>
      <style:text-properties fo:color="#b22222"/>
    </style:style>
    <style:style style:name="P40" style:family="paragraph" style:parent-style-name="Text_20_body">
      <style:paragraph-properties fo:padding="0.049cm" fo:border="0.06pt solid #d9d9e3"/>
      <style:text-properties fo:color="#006400"/>
    </style:style>
    <style:style style:name="T1" style:family="text">
      <style:text-properties fo:font-weight="normal" officeooo:rsid="0002a1d8" style:font-weight-asian="normal" style:font-weight-complex="normal"/>
    </style:style>
    <style:style style:name="T2" style:family="text">
      <style:text-properties fo:font-weight="normal" officeooo:rsid="00037554" style:font-weight-asian="normal" style:font-weight-complex="normal"/>
    </style:style>
    <style:style style:name="T3" style:family="text">
      <style:text-properties officeooo:rsid="0002a1d8"/>
    </style:style>
    <style:style style:name="T4" style:family="text">
      <style:text-properties officeooo:rsid="00037554"/>
    </style:style>
    <style:style style:name="T5" style:family="text">
      <style:text-properties style:font-name="Times New Roman" fo:font-size="12pt" style:font-name-asian="Times New Roman" style:font-size-asian="12pt" style:font-size-complex="12pt"/>
    </style:style>
    <style:style style:name="T6" style:family="text">
      <style:text-properties style:font-name="Times New Roman" fo:font-size="12pt" officeooo:rsid="00037554" style:font-name-asian="Times New Roman" style:font-size-asian="12pt" style:font-size-complex="12pt"/>
    </style:style>
    <style:style style:name="T7" style:family="text">
      <style:text-properties officeooo:rsid="0004bb45"/>
    </style:style>
    <style:style style:name="T8" style:family="text">
      <style:text-properties style:font-name-asian="Times New Roman"/>
    </style:style>
    <style:style style:name="T9" style:family="text">
      <style:text-properties officeooo:rsid="00058d22"/>
    </style:style>
    <style:style style:name="T10" style:family="text">
      <style:text-properties officeooo:rsid="00072ff2"/>
    </style:style>
    <style:style style:name="T11" style:family="text">
      <style:text-properties officeooo:rsid="0008c5c8"/>
    </style:style>
    <style:style style:name="T12" style:family="text">
      <style:text-properties officeooo:rsid="000af1c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I - Introduction</text:p>
      <text:p text:style-name="P27">Bonjour à tous,</text:p>
      <text:p text:style-name="P29">Aujourd'hui, <text:span text:style-name="T3">nous allons</text:span> vous parler de notre projet sur l'intelligence artificielle et plus particulièrement sur l'apprentissage profond.</text:p>
      <text:p text:style-name="P30">Tout d'abord, je vais expliquer brièvement ce qu'est l'IA.</text:p>
      <text:p text:style-name="P30">L'IA est un domaine qui vise à créer des systèmes informatiques capables de réaliser des tâches qui nécessitent normalement une intelligence humaine, comme la reconnaissance vocale, la traduction automatique, la conduite autonome et bien d'autres encore. Il existe plusieurs catégories d'intelligences artificielles, mais celle qui nous intéresse ici est l'apprentissage automatique, ou "machine learning" en anglais, qui utilise des algorithmes pour apprendre à partir de données.</text:p>
      <text:p text:style-name="P29">L'apprentissage profond, ou "deep learning" en anglais, est une sous-catégorie de l'apprentissage automatique qui utilise des réseaux de neurones pour résoudre des problèmes complexes.</text:p>
      <text:p text:style-name="P29"/>
      <text:p text:style-name="P32">II - Problématique</text:p>
      <text:p text:style-name="P31">Maintenant, <text:span text:style-name="T3">abordons plus en détails</text:span> notre projet. Le sujet de notre <text:span text:style-name="T3">projet</text:span>, <text:span text:style-name="T3">intitulé "Amusons-nons avec des images"</text:span> est la reconnaissance d'image<text:span text:style-name="T3">s</text:span> à l'aide de l'IA et plus précisément grâce à l'apprentissage profond. L'objectif principal est de développer un système capable de reconnaître des <text:span text:style-name="T3">animaux, en l'occurence, des tigres</text:span> sur des images, et éventuellement d'autres animaux ou objets. La deuxième étape consistera à utiliser les résultats de cette reconnaissance pour générer <text:span text:style-name="T3">de nouvelles images</text:span> ou recolorer des images <text:span text:style-name="T3">en noir et blanc</text:span>.</text:p>
      <text:p text:style-name="P31">Pour atteindre cet objectif, nous avons planifié les étapes suivantes :</text:p>
      <text:list xml:id="list257939496" text:style-name="L1">
        <text:list-item>
          <text:p text:style-name="P38">Mettre en place une base de données d'images de tigres et éventuellement d'autres animaux ou objets.</text:p>
        </text:list-item>
        <text:list-item>
          <text:p text:style-name="P38">Entraîner un modèle de reconnaissance d'images sur ces données.</text:p>
        </text:list-item>
        <text:list-item>
          <text:p text:style-name="P38">Tester notre modèle sur des images inconnues pour évaluer sa performance.</text:p>
        </text:list-item>
        <text:list-item>
          <text:p text:style-name="P39">Utiliser les résultats de la reconnaissance pour générer <text:span text:style-name="T3">et</text:span> recolorer des images.</text:p>
        </text:list-item>
      </text:list>
      <text:p text:style-name="P25"/>
      <text:p text:style-name="P25">III – Travail Réalisé</text:p>
      <text:p text:style-name="P26"/>
      <text:p text:style-name="P10">Nous allons maintenant vous présenter le travail réalisé. Au cours de ce semestre nous nous sommes principalement concentré sur l'apprentissage des bases de l'intelligence artificiel en apprentissage pro<text:span text:style-name="T7">f</text:span>ond. Nous avons donc étudié son fonctionnement ainsi que les bases informatiques et mathématiques sur lesquelles elle repose.</text:p>
      <text:p text:style-name="P10"/>
      <text:p text:style-name="P15"><text:span text:style-name="T3">III</text:span>.1 Les bases de l’apprentissage profond</text:p>
      <text:p text:style-name="P11">Comme dit <text:span text:style-name="T4">précédemment</text:span>, l’apprentissage profond est une sous-cat<text:span text:style-name="T4">é</text:span>gorie d’apprentissage qui utilise des r<text:span text:style-name="T4">é</text:span>seaux de neurones.</text:p>
      <text:p text:style-name="P18"><text:span text:style-name="T5">Les r</text:span><text:span text:style-name="T6">é</text:span><text:span text:style-name="T5">seaux de neurones profonds utilis</text:span><text:span text:style-name="T6">é</text:span><text:span text:style-name="T5">s en deep learning sont souvent appel</text:span><text:span text:style-name="T6">é</text:span><text:span text:style-name="T5">s ainsi en raison de la profondeur de leur architecture, c’est-a-dire le nombre de couches de neurones qu’ils contiennent. </text:span></text:p>
      <text:p text:style-name="P13"/>
      <text:p text:style-name="P17">[Image montrant différents réseaux plus ou moins profond, on les explique]</text:p>
      <text:p text:style-name="P13"/>
      <text:p text:style-name="P18"><text:span text:style-name="T5">Un r</text:span><text:span text:style-name="T6">é</text:span><text:span text:style-name="T5">seaude neurones peut avoir des dizaines, voire des centaines de couches, chacune contenant des milliers de neurones.</text:span></text:p>
      <text:p text:style-name="P12">Ces r<text:span text:style-name="T4">é</text:span>seaux sont des mod<text:span text:style-name="T4">è</text:span>les dit ”inspir<text:span text:style-name="T4">é</text:span>s du cerveau humain” car ceci sont compos<text:span text:style-name="T4">é</text:span>s de nombreux noeuds (ici appel<text:span text:style-name="T4">é</text:span>es neurones) connect<text:span text:style-name="T4">é</text:span>s entre eux. </text:p>
      <text:p text:style-name="P12">Chacun de ces noeuds repr<text:span text:style-name="T4">é</text:span>sente une unite de calcul qui effectue une operation mathematique sur <text:soft-page-break/>les entrees qu’il re<text:span text:style-name="T4">ç</text:span>oit, avant de transmettre le resultat a d’autres neurones dans le reseau.</text:p>
      <text:p text:style-name="P11">Ainsi, lorsque l’on qualifie ces unites de neurones, cela pourrait etre considere comme un abus de langage. <text:span text:style-name="T7">C</text:span>e ne sont en realite que des fonctions mathematiques effectuant une operation bien precise, le parallele fait avec le cerveau humain est plutot a faire sur la methode d’apprentissage.</text:p>
      <text:p text:style-name="P11"/>
      <text:p text:style-name="P11">En effet, les reseaux de neurones sont entraınes en utilisant un grand nombre de donnees. Ces donnees peuvent etre de differents types selon la reconnaissance voulue (des images, du texte, des sons...). On n’oubliera pas de fournir dans le jeu de donnees la categorie a laquelle appartient chaque donnee.</text:p>
      <text:p text:style-name="P11"/>
      <text:p text:style-name="P11">Par exemple, des images pourraient etre classees selon :</text:p>
      <text:p text:style-name="P11">— Chien</text:p>
      <text:p text:style-name="P11">— Chat</text:p>
      <text:p text:style-name="P11">— Requin</text:p>
      <text:p text:style-name="P11">— Ours polaire</text:p>
      <text:p text:style-name="P11">— Tigre</text:p>
      <text:p text:style-name="P11">— ...</text:p>
      <text:p text:style-name="P11">L’algorithme essaiera ensuite de faire des regroupements d’images d’apres ces categories, de leur trouver des points communs.</text:p>
      <text:p text:style-name="P11"/>
      <text:p text:style-name="P11">Plus formellement, pour chaque image l’algorithme va traiter l’image au travers de son reseau de neurones, lui appliquant ainsi differentes fonctions afin d’obtenir une sortie. Dans le cas qui nous interesse, on pourrait imagine<text:span text:style-name="T4">r</text:span> une sortie binaire :</text:p>
      <text:p text:style-name="P11">— 1 : C’est un tigre</text:p>
      <text:p text:style-name="P11">— 0 : Ce n’est pas un tigre</text:p>
      <text:p text:style-name="P1"/>
      <text:p text:style-name="P3">III.2 – Limite<text:span text:style-name="T12">s</text:span> techniques</text:p>
      <text:p text:style-name="P6"/>
      <text:p text:style-name="P7"><text:span text:style-name="T4">Comme nous l'avons dit, le parallèle avec le cerveau humain a des limites, voyons un exemple concret pour mieux comprendre. </text:span>Dans le cas qui nous interesse <text:span text:style-name="T4">dans ce projet</text:span>, c’est-a-dire une image, l’algorithme ne verra pas l’image de la meme fa<text:span text:style-name="T4">ç</text:span>con qu’un oeil humain. </text:p>
      <text:p text:style-name="P7">En realite, celle-ci va etre decomposee sous la forme d’une matrice. </text:p>
      <text:p text:style-name="P7"/>
      <text:p text:style-name="P34">Comme on peut le voir ici, une image en niveau de gris est alors transformé en une matrice de même taille que le nombre de pixel de l'image. A chaque case (i,j), on associe l'intensité de couleur du pixel (i,j).</text:p>
      <text:p text:style-name="P34"/>
      <text:p text:style-name="P33">-Diapo-</text:p>
      <text:p text:style-name="P34"/>
      <text:p text:style-name="P34">Dans le cas d'une image couleur, on utilse alors 3 matrices pour représenter les niveaux, respectivement de bleu, de vert et de rouge afin de représenter l'ensemble du spectre de couleur.</text:p>
      <text:p text:style-name="P7"/>
      <text:p text:style-name="P7"><text:span text:style-name="T11">On parvient ainsi à transformer une image en une structure mathématiques. L'intérêt est ici de pouvoir appliquer à cette image un</text:span> traitement purement mathematique.</text:p>
      <text:p text:style-name="P7"/>
      <text:p text:style-name="P7">Au passage de chaque image, <text:span text:style-name="T11">ou plutôt, de chaque matrice</text:span>, l’algorithme va ajuster le poids de ces noeud, c’est-a-dire l’impact de chacune des fonctions mathematiques afin de forcer le reseau a rendre la valeur souhaitee. </text:p>
      <text:p text:style-name="P7">Passage apres passage, le reseau va naturellement s’ajuster afin de reconnaıtre les similitudes entre les images et ainsi se perfectionner.</text:p>
      <text:p text:style-name="P2"/>
      <text:p text:style-name="P19"><text:span text:style-name="T4">III</text:span>.<text:span text:style-name="T4">3 -</text:span> La descente de Gradi<text:span text:style-name="T10">a</text:span>nt</text:p>
      <text:p text:style-name="P19"><text:soft-page-break/></text:p>
      <text:p text:style-name="P20">L'algorithme va donc se perfectionner de lui même, mais comment cela est-ce possible ?</text:p>
      <text:p text:style-name="P20">C'est là qu'intervient une notion fondamental de l'apprentissage profond, celle qui lui permet d'apprendre : La descente de Gradiant.</text:p>
      <text:p text:style-name="P20"/>
      <text:p text:style-name="P22">Afin que l’algorithme soit capable de s’ameliorer tout seul au passage chaque image, celui-ci doit pouvoir se corriger. Cette correction peut etre plus ou moins forte. La ”force” de cette correction est appelee le pas, ou en anglais ”Learning Rate”. Ce pas definit a quel point l’algorithme va se corriger fortement lorsque il doit s’adapter a chaque image. </text:p>
      <text:p text:style-name="P22"/>
      <text:p text:style-name="P22">Par corriger on entend modifier le poids des differents neurones. L’objectif ici est d’atteindre le taux</text:p>
      <text:p text:style-name="P22">d’erreurs, appele "erreur quadratique moyenne", le plus bas. Cette erreur quadratique moyenne peut etre representee comme une fonction quadratique. </text:p>
      <text:p text:style-name="P22"/>
      <text:p text:style-name="P23">[Image de la courbe d'erreur quadratique du rapport]</text:p>
      <text:p text:style-name="P22"/>
      <text:p text:style-name="P22">Le but ici est de se rapprocher du minimum de la fonction, plus on en sera proche, plus l’algorithme sera performant, <text:span text:style-name="T4">c'est à dire</text:span>, aura un meilleur taux de bonne reponse. Le pas definit donc de combien on avance sur l’axe x a chaque correction.</text:p>
      <text:p text:style-name="P21"/>
      <text:p text:style-name="P21">On comprend ainsi bien qu’un pas tres grand permet de se rapprocher rapidement du minimum, en revanche, il sera difficile de l’atteindre precisement car on risque de le depasser <text:span text:style-name="T4">rapidement.</text:span></text:p>
      <text:p text:style-name="P21"/>
      <text:p text:style-name="P21">A l’inverse, un tres petit pas permettra de trouver une valeur de x tres proche du minimum de la fonction, cependant le temps d’apprentissage en sera decuple car les corrections seront tres minimes (donc tres precise).</text:p>
      <text:p text:style-name="P1"/>
      <text:p text:style-name="P15"><text:span text:style-name="T7">III</text:span>.<text:span text:style-name="T7">4</text:span> <text:span text:style-name="T9">- </text:span>Les <text:span text:style-name="T4">limites</text:span> de l’apprentissage profond</text:p>
      <text:p text:style-name="P16"/>
      <text:p text:style-name="P14">Pour conclure cette partie, nous allons parler des quelques limites de l'apprentissage profond avec notamment le problème du sur-apprentissage. </text:p>
      <text:p text:style-name="P11"/>
      <text:p text:style-name="P13">Premierement, un apprentissage <text:span text:style-name="T4">automatique comme le DeepLearning</text:span> bien que pouvant atteindre de tres haut niveau de fiabilite (+9<text:span text:style-name="T4">5</text:span>%), celui-ci ne pourra jamais etre infaillible car il ne peut pas etre entraın<text:span text:style-name="T4">é</text:span> sur toutes les images de tigres possibles. </text:p>
      <text:p text:style-name="P13">Il est donc fort probable qu’il existe quelques failles permettant de tromper la reconnaissance alors que l’oeil humain aurait reconnu l’objet.</text:p>
      <text:p text:style-name="P11"/>
      <text:p text:style-name="P13">De plus, meme si l’on possedait toutes les images de tigres existantes cela ne serait pas benefique car il faut faire attention au risque dit de ”sur-apprentissage”. </text:p>
      <text:p text:style-name="P13"/>
      <text:p text:style-name="P13"><text:span text:style-name="T4">Le sur-apprentissage est un phénomène qui se produit lorsque on</text:span> laisse trop tourne<text:span text:style-name="T4">r</text:span> l’algorithme en mode apprentissage, celui-ci risque de n’apprendre qu’a reconnaıtre par coeur le jeu de donnees de test. </text:p>
      <text:p text:style-name="P13"/>
      <text:p text:style-name="P13">Il faut donc faire attention a garder une <text:span text:style-name="T1">marge de manoeuvre </text:span><text:span text:style-name="T2">afin que les résultats soit pertinant.</text:span></text:p>
      <text:p text:style-name="P24"/>
      <text:p text:style-name="P5"/>
      <text:p text:style-name="P5"/>
      <text:p text:style-name="P5"/>
      <text:p text:style-name="P5"/>
      <text:p text:style-name="P5"/>
      <text:p text:style-name="P5"><text:soft-page-break/>IV – Conclusion</text:p>
      <text:p text:style-name="P4"/>
      <text:p text:style-name="P9">Au cours de ce premier semestre, nous avons <text:span text:style-name="T7">donc</text:span> appris de nombreuses choses sur l’IA et sur les techniques utilis<text:span text:style-name="T7">é</text:span>es pour la reconnaissance d’images. Nous nous sommes familiariser avec les concepts de base de l’intelligence artificiel et de l’apprentissage profond <text:span text:style-name="T7">comme les réseaux de neurones, les méthodes d'auto-correction comme la descente de gradient ainsi que les limites possible de l'intelligence artificiel comme le sur-apprentissage.</text:span> </text:p>
      <text:p text:style-name="P9"><text:span text:style-name="T7">I</text:span>l nous faudra explorer plus en profondeur <text:span text:style-name="T7">ces sujets </text:span>et <text:span text:style-name="T7">surtout</text:span> impl<text:span text:style-name="T7">é</text:span>menter <text:span text:style-name="T7">concrètement ces concepts </text:span>lors du prochain semestre.</text:p>
      <text:p text:style-name="P8"/>
      <text:p text:style-name="P8">Nous aimerions maintenant continuer <text:span text:style-name="T9">à</text:span> explorer ces sujets pour d<text:span text:style-name="T7">é</text:span>velopper notre propre syst<text:span text:style-name="T7">è</text:span>me de reconnaissance <text:span text:style-name="T8">d’images et atteindre nos objectifs initi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MBX12" svg:font-family="CMBX12"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52S</meta:editing-duration>
    <meta:editing-cycles>9</meta:editing-cycles>
    <meta:generator>LibreOffice/5.3.6.1$Windows_x86 LibreOffice_project/686f202eff87ef707079aeb7f485847613344eb7</meta:generator>
    <dc:date>2023-01-19T21:01:15.552000000</dc:date>
    <meta:document-statistic meta:table-count="0" meta:image-count="0" meta:object-count="0" meta:page-count="4" meta:paragraph-count="65" meta:word-count="1354" meta:character-count="8874" meta:non-whitespace-character-count="7566"/>
    <meta:user-defined meta:name="Info 1"/>
    <meta:user-defined meta:name="Info 2"/>
    <meta:user-defined meta:name="Info 3"/>
    <meta:user-defined meta:name="Info 4"/>
  </office:meta>
</office:document-meta>
</file>